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7AD2F6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a5ced" officeooo:paragraph-rsid="000ce9e5" style:font-size-asian="18pt" style:font-weight-asian="bold" style:font-size-complex="18pt" style:font-weight-complex="bold"/>
    </style:style>
    <style:style style:name="T1" style:family="text">
      <style:text-properties officeooo:rsid="000ce9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4in, 7.8098in, 2in, 0.709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<text:span text:style-name="T1">2</text:span>:</text:p>
      <text:p text:style-name="P1"/>
      <text:p text:style-name="P1"><draw:frame draw:style-name="fr1" draw:name="Image1" text:anchor-type="paragraph" svg:width="7.139in" svg:height="7.2429in" draw:z-index="0"><draw:image xlink:href="Pictures/1000020100000556000003007AD2F6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08:46.380591367</meta:creation-date>
    <dc:date>2017-06-05T12:10:15.307633327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0" meta:non-whitespace-character-count="9"/>
    <meta:generator>LibreOffice/4.2.8.2$Linux_X86_64 LibreOffice_project/420m0$Build-2</meta:generator>
  </office:meta>
</office:document-meta>
</file>